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ae0e1" officeooo:paragraph-rsid="004ae0e1"/>
    </style:style>
    <style:style style:name="P2" style:family="paragraph" style:parent-style-name="Heading_20_1" style:master-page-name="Right_20_Page">
      <style:paragraph-properties style:page-number="auto"/>
      <style:text-properties officeooo:rsid="004ae0e1" officeooo:paragraph-rsid="004ae0e1"/>
    </style:style>
    <style:style style:name="P3" style:family="paragraph" style:parent-style-name="Heading_20_2">
      <style:text-properties officeooo:paragraph-rsid="0044b8fe"/>
    </style:style>
    <style:style style:name="P4" style:family="paragraph" style:parent-style-name="Heading_20_3">
      <style:text-properties officeooo:rsid="004ae0e1" officeooo:paragraph-rsid="004ae0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Home On The Range</text:h>
      <text:p text:style-name="P3">(Traditional)</text:p>
      <text:p text:style-name="P4">[VERSE 1]</text:p>
      <text:p text:style-name="P1"><text:s text:c="3"/>G <text:s text:c="23"/>C</text:p>
      <text:p text:style-name="P1">Oh give me a home where the buffalo roam</text:p>
      <text:p text:style-name="P1"><text:s text:c="10"/>G <text:s text:c="20"/>D</text:p>
      <text:p text:style-name="P1">Where the deer and the antelope play</text:p>
      <text:p text:style-name="P1"><text:s text:c="6"/>G <text:s text:c="19"/>C <text:s text:c="8"/></text:p>
      <text:p text:style-name="P1">Where seldom is heard a discouraging word</text:p>
      <text:p text:style-name="P1"><text:s text:c="8"/>G <text:s text:c="12"/>D <text:s text:c="9"/>G</text:p>
      <text:p text:style-name="P1">And the skies are not cloudy all day</text:p>
      <text:p text:style-name="Heading_20_3">[CHORUS]</text:p>
      <text:p text:style-name="P1">G <text:s text:c="3"/>D <text:s text:c="11"/>G</text:p>
      <text:p text:style-name="P1">Home home on the range</text:p>
      <text:p text:style-name="P1"><text:s text:c="10"/>Em <text:s text:c="19"/>D</text:p>
      <text:p text:style-name="P1">Where the deer and the antelope play</text:p>
      <text:p text:style-name="P1"><text:s text:c="6"/>G <text:s text:c="19"/>C <text:s text:c="8"/>Cm</text:p>
      <text:p text:style-name="P1">Where seldom is heard a discouraging word</text:p>
      <text:p text:style-name="P1"><text:s text:c="8"/>G <text:s text:c="12"/>D <text:s text:c="9"/>G</text:p>
      <text:p text:style-name="P1">And the skies are not cloudy all day</text:p>
      <text:p text:style-name="Heading_20_3">[VERSE 2]</text:p>
      <text:p text:style-name="P1">G <text:s text:c="26"/>C <text:s text:c="25"/></text:p>
      <text:p text:style-name="P1">How often at night when the heavens are bright</text:p>
      <text:p text:style-name="P1"><text:s text:c="9"/>G <text:s text:c="24"/>D</text:p>
      <text:p text:style-name="P1">With the light from the glittering stars</text:p>
      <text:p text:style-name="P1"><text:s text:c="7"/>G <text:s text:c="21"/>C</text:p>
      <text:p text:style-name="P1">Have I stood there amazed and asked as I gazed</text:p>
      <text:p text:style-name="P1"><text:s text:c="9"/>G <text:s text:c="6"/>D <text:s text:c="12"/>G</text:p>
      <text:p text:style-name="P1">If their glory exceeds that of ours</text:p>
      <text:p text:style-name="P1"/>
      <text:p text:style-name="P1"/>
      <text:p text:style-name="P1"/>
      <text:p text:style-name="P1"/>
      <text:p text:style-name="Heading_20_3"><text:soft-page-break/>[CHORUS]</text:p>
      <text:p text:style-name="P1">G <text:s text:c="3"/>D <text:s text:c="11"/>G</text:p>
      <text:p text:style-name="P1">Home home on the range</text:p>
      <text:p text:style-name="P1"><text:s text:c="10"/>Em <text:s text:c="19"/>D</text:p>
      <text:p text:style-name="P1">Where the deer and the antelope play</text:p>
      <text:p text:style-name="P1"><text:s text:c="6"/>G <text:s text:c="19"/>C <text:s text:c="8"/>Cm</text:p>
      <text:p text:style-name="P1">Where seldom is heard a discouraging word</text:p>
      <text:p text:style-name="P1"><text:s text:c="8"/>G <text:s text:c="12"/>D <text:s text:c="9"/>G</text:p>
      <text:p text:style-name="P1">And the skies are not cloudy all day</text:p>
      <text:p text:style-name="Heading_20_3">[VERSE 3]</text:p>
      <text:p text:style-name="P1">G <text:s text:c="26"/>C</text:p>
      <text:p text:style-name="P1">Oh give me a land where the bright diamond sand</text:p>
      <text:p text:style-name="P1"><text:s text:c="6"/>G <text:s text:c="17"/>D</text:p>
      <text:p text:style-name="P1">Flows leisurely down the stream</text:p>
      <text:p text:style-name="P1"><text:s text:c="10"/>G <text:s text:c="23"/>C</text:p>
      <text:p text:style-name="P1">Where the graceful white swan goes gliding along</text:p>
      <text:p text:style-name="P1"><text:s text:c="7"/>G <text:s text:c="8"/>D <text:s text:c="7"/>G</text:p>
      <text:p text:style-name="P1">Like a maid in a heavenly dream</text:p>
      <text:p text:style-name="Heading_20_3">[CHORUS]</text:p>
      <text:p text:style-name="P1">G <text:s text:c="3"/>D <text:s text:c="11"/>G</text:p>
      <text:p text:style-name="P1">Home home on the range</text:p>
      <text:p text:style-name="P1"><text:s text:c="10"/>Em <text:s text:c="19"/>D</text:p>
      <text:p text:style-name="P1">Where the deer and the antelope play</text:p>
      <text:p text:style-name="P1"><text:s text:c="6"/>G <text:s text:c="19"/>C <text:s text:c="8"/>Cm</text:p>
      <text:p text:style-name="P1">Where seldom is heard a discouraging word</text:p>
      <text:p text:style-name="P1"><text:s text:c="8"/>G <text:s text:c="12"/>D <text:s text:c="9"/>G</text:p>
      <text:p text:style-name="P1">And the skies are not cloudy all day</text:p>
      <text:p text:style-name="P1"><text:s text:c="8"/>G <text:s text:c="12"/>D <text:s text:c="9"/>G</text:p>
      <text:p text:style-name="P1">And the skies are not cloudy all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0M32S</meta:editing-duration>
    <meta:editing-cycles>56</meta:editing-cycles>
    <meta:generator>LibreOffice/5.2.7.2$Linux_X86_64 LibreOffice_project/20m0$Build-2</meta:generator>
    <dc:title>Lyrics + Chords</dc:title>
    <dc:date>2017-10-14T08:01:34.446720912</dc:date>
    <meta:print-date>2017-04-03T12:23:29.985893000</meta:print-date>
    <meta:document-statistic meta:table-count="0" meta:image-count="0" meta:object-count="0" meta:page-count="2" meta:paragraph-count="58" meta:word-count="260" meta:character-count="1813" meta:non-whitespace-character-count="90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